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aluationContext.lookup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EvaluationContext.CacheEvaluationContext( Object rootObject , Method method , Object [ ] arguments , ParameterNameDiscoverer parameterNameDis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aluationContext.addUnavailabl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